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2fa297" officeooo:paragraph-rsid="0019577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10062ff" officeooo:paragraph-rsid="010062ff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146012f" officeooo:paragraph-rsid="016a1cf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16a1cf0" officeooo:paragraph-rsid="016a1cf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16ae4a1" officeooo:paragraph-rsid="016ae4a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16dd955" officeooo:paragraph-rsid="016dd95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170500b" officeooo:paragraph-rsid="0170500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1746f07" officeooo:paragraph-rsid="01746f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174ed86" officeooo:paragraph-rsid="0174ed8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176d8dd" officeooo:paragraph-rsid="0176d8d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1779d1f" officeooo:paragraph-rsid="01779d1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1779d1f" officeooo:paragraph-rsid="017a06d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17aee32" officeooo:paragraph-rsid="017aee32" style:font-size-asian="10.5pt" style:font-weight-asian="normal" style:font-size-complex="12pt" style:font-weight-complex="normal"/>
    </style:style>
    <style:style style:name="T1" style:family="text">
      <style:text-properties officeooo:rsid="01478749"/>
    </style:style>
    <style:style style:name="T2" style:family="text">
      <style:text-properties officeooo:rsid="015c5b0a"/>
    </style:style>
    <style:style style:name="T3" style:family="text">
      <style:text-properties officeooo:rsid="016a1cf0"/>
    </style:style>
    <style:style style:name="T4" style:family="text">
      <style:text-properties officeooo:rsid="016c9fc5"/>
    </style:style>
    <style:style style:name="T5" style:family="text">
      <style:text-properties officeooo:rsid="016dd955"/>
    </style:style>
    <style:style style:name="T6" style:family="text">
      <style:text-properties officeooo:rsid="016e8c9f"/>
    </style:style>
    <style:style style:name="T7" style:family="text">
      <style:text-properties officeooo:rsid="016f1fa0"/>
    </style:style>
    <style:style style:name="T8" style:family="text">
      <style:text-properties officeooo:rsid="0170d192"/>
    </style:style>
    <style:style style:name="T9" style:family="text">
      <style:text-properties officeooo:rsid="0172c9bd"/>
    </style:style>
    <style:style style:name="T10" style:family="text">
      <style:text-properties officeooo:rsid="0174ed86"/>
    </style:style>
    <style:style style:name="T11" style:family="text">
      <style:text-properties officeooo:rsid="01779d1f"/>
    </style:style>
    <style:style style:name="T12" style:family="text">
      <style:text-properties officeooo:rsid="017976f8"/>
    </style:style>
    <style:style style:name="T13" style:family="text">
      <style:text-properties officeooo:rsid="017a06d1"/>
    </style:style>
    <style:style style:name="T14" style:family="text">
      <style:text-properties officeooo:rsid="017c4c11"/>
    </style:style>
    <style:style style:name="T15" style:family="text">
      <style:text-properties officeooo:rsid="017dc8f2"/>
    </style:style>
    <style:style style:name="T16" style:family="text">
      <style:text-properties officeooo:rsid="017f7d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CP</text:p>
      <text:p text:style-name="P1"/>
      <text:p text:style-name="P3"><text:span text:style-name="T1">1</text:span>) <text:span text:style-name="T5">Data Warehouse</text:span></text:p>
      <text:p text:style-name="P3"><text:span text:style-name="T3">1.1) O que é Data Warehouse?</text:span><text:span text:style-name="T2"><text:line-break/> - é </text:span><text:span text:style-name="T3">o mais valioso ativo para seu time de BI.</text:span></text:p>
      <text:p text:style-name="P4">1.2) Como isso funciona?</text:p>
      <text:p text:style-name="P4">- Dados são estraidos periodicamente dos seus sistemas e movidos para lugares dedicados de data warehouse</text:p>
      <text:p text:style-name="P4">- Depois disso o dado é processado, limpo, formatado, reorganizado sumarizado entre outras coisas.</text:p>
      <text:p text:style-name="P5">1.3) data warehouse entrega valor para a companhia como?<text:line-break/>- Através de soluções de analizes</text:p>
      <text:p text:style-name="P5">- Visualização dinamica dos seus dados.</text:p>
      <text:p text:style-name="P5">- padrões de seus clientes.</text:p>
      <text:p text:style-name="P5">- storage do histórico dos dados.</text:p>
      <text:p text:style-name="P5">- <text:span text:style-name="T4">mineração de dados.</text:span></text:p>
      <text:p text:style-name="P5"/>
      <text:p text:style-name="P6">2) Bigquery</text:p>
      <text:p text:style-name="P6">- É um serviço serless da google, destinado a amrzenar um volume alto de dados.</text:p>
      <text:p text:style-name="P6">- totalmente gerenciado pela gcp</text:p>
      <text:p text:style-name="P6">- <text:span text:style-name="T6">bigquery é muito rápido e executa milhoẽs <text:s/>de linas em segundos.</text:span></text:p>
      <text:p text:style-name="P6">- <text:span text:style-name="T7">bigquery é uma ótima solução para soluções de bigdata</text:span></text:p>
      <text:p text:style-name="P7"/>
      <text:p text:style-name="P7"><text:span text:style-name="T10">2</text:span>.2) por quê precisamos do bigquery.</text:p>
      <text:p text:style-name="P7">- interage e aqnaliza um massivo volume de datasets.</text:p>
      <text:p text:style-name="P7">- <text:span text:style-name="T8">rapido na escrita e na leitura.</text:span></text:p>
      <text:p text:style-name="P7">- <text:span text:style-name="T8">usa <text:s/>a sintaxe do SQL.</text:span></text:p>
      <text:p text:style-name="P7">- <text:span text:style-name="T9">Pode ser acessado por uma API.</text:span></text:p>
      <text:p text:style-name="P8"/>
      <text:p text:style-name="P8"><text:span text:style-name="T10">2</text:span>.3) consistente e seguro.</text:p>
      <text:p text:style-name="P8">- replicado entre multiplos sites.</text:p>
      <text:p text:style-name="P8">- seguro controle de acesso.</text:p>
      <text:p text:style-name="P9"/>
      <text:p text:style-name="P9">2.4) escalável</text:p>
      <text:p text:style-name="P9">- storage com centenas de pentabyte.</text:p>
      <text:p text:style-name="P9">- pague só pelo que você usa.</text:p>
      <text:p text:style-name="P9"/>
      <text:p text:style-name="P9">3) organização do bigquery.</text:p>
      <text:p text:style-name="P10">3.1) Projects</text:p>
      <text:p text:style-name="P10">- os projetos são o top-level onde temos os recursos da GCP.</text:p>
      <text:p text:style-name="P10">- dentro dos projetos você <text:s/>configura permissões, configurações importantes metadata e outras aplicações.</text:p>
      <text:p text:style-name="P10">- todo projeto tem um nome e ID.</text:p>
      <text:p text:style-name="P10">3.2) Dataset</text:p>
      <text:p text:style-name="P10">- dataset são criados dentro do bigquery, onde você organiza e controla o acesso as suas tabelas.</text:p>
      <text:p text:style-name="P10">- todas as tabelas devem pertencer a um dataset, você precisa criar um dataset para poder criar uma tabela.</text:p>
      <text:p text:style-name="P9">- <text:span text:style-name="T11">você pode configurar permissões aos datasets na organização, projeto e datasetlevel.</text:span></text:p>
      <text:p text:style-name="P11">3.3) Table</text:p>
      <text:p text:style-name="P11">- <text:span text:style-name="T12">a tabela contem o dado dentro do BQ.</text:span></text:p>
      <text:p text:style-name="P11">- <text:span text:style-name="T13">cada tabela tem seu schema que mostra o dado dentro da tabela, incluindo nome, tipo e descrição.</text:span></text:p>
      <text:p text:style-name="P12"><text:tab/></text:p>
      <text:p text:style-name="P12"><text:soft-page-break/><text:span text:style-name="T13">3.4) Jobs</text:span></text:p>
      <text:p text:style-name="P12">- <text:span text:style-name="T13">jobs são objetos que gerenciam taks como executar queries, carregar dados e exportar dados.</text:span></text:p>
      <text:p text:style-name="P12">- <text:span text:style-name="T13">você pode rodar multiplos jobs ao mesmo tempo.</text:span></text:p>
      <text:p text:style-name="P12">- <text:span text:style-name="T13">jobs completados irão ser listados em jobs collection</text:span></text:p>
      <text:p text:style-name="P12">- <text:s/><text:span text:style-name="T13">existem três tipos de jobs.</text:span></text:p>
      <text:p text:style-name="P12"><text:tab/>- <text:span text:style-name="T13">load: carrega dados em uma tabela</text:span></text:p>
      <text:p text:style-name="P12"><text:tab/>- <text:span text:style-name="T13">query: roda a query no bigquery</text:span></text:p>
      <text:p text:style-name="P12"><text:tab/>- <text:span text:style-name="T13">extract: exportar a tabela do bigquery para um storage</text:span></text:p>
      <text:p text:style-name="P12"><text:tab/>- <text:span text:style-name="T13">copy: copia uma tabela existente para outra tabela existente.</text:span></text:p>
      <text:p text:style-name="P13">4) Features bigquery para empresas.</text:p>
      <text:p text:style-name="P13">- serverless Insight: não se preocupa com infra e escala automaticamente, <text:span text:style-name="T15">fácil backup. </text:span><text:span text:style-name="T16">Fácil uso.</text:span></text:p>
      <text:p text:style-name="P13">- real-time analytics: bq machine learning oferece realtime analytics, isso tem uma alta velocidade de inserção na API.</text:p>
      <text:p text:style-name="P13">- <text:span text:style-name="T14">logical data warehouse. O usuário pode processar dados externos através do bigquery.</text:span></text:p>
      <text:p text:style-name="P13">- <text:span text:style-name="T14">data transfer services. Esse service permite você transferir de uma fonte esterna para o BQ ou ajuda a migrar seu dataset para outro de forma facilit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4-02-01T11:56:17.435953155</dc:date>
    <meta:editing-duration>P5DT23H25M16S</meta:editing-duration>
    <meta:editing-cycles>125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470" meta:character-count="2724" meta:non-whitespace-character-count="2297"/>
  </office:meta>
</office:document-meta>
</file>